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nr testu</text:p>
          </table:table-cell>
          <table:table-cell office:value-type="string">
            <text:p>liczba zadań</text:p>
          </table:table-cell>
          <table:table-cell office:value-type="string">
            <text:p>liczba maszyn</text:p>
          </table:table-cell>
          <table:table-cell office:value-type="string">
            <text:p>optymalne rozwiązanie</text:p>
          </table:table-cell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office:value-type="string">
            <text:p>taboo search</text:p>
          </table:table-cell>
          <table:table-cell>
            <draw:frame table:end-cell-address="Arkusz1.S15" table:end-x="0.938cm" table:end-y="0.968cm" draw:z-index="1" draw:style-name="gr1" svg:width="23.214cm" svg:height="17.237cm" svg:x="1.075cm" svg:y="0cm">
              <draw:object draw:notify-on-update-of-ranges="Arkusz1.P2:Arkusz1.P2 Arkusz1.P3:Arkusz1.P14 Arkusz1.Q2:Arkusz1.Q2 Arkusz1.Q3:Arkusz1.Q14 Arkusz1.R2:Arkusz1.R2 Arkusz1.R3:Arkusz1.R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1359">
            <text:p>1359</text:p>
          </table:table-cell>
          <table:table-cell office:value-type="float" office:value="1367">
            <text:p>1367</text:p>
          </table:table-cell>
          <table:table-cell office:value-type="float" office:value="1360">
            <text:p>1360</text:p>
          </table:table-cell>
          <table:table-cell table:number-columns-repeated="3"/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office:value-type="string">
            <text:p>taboo search</text:p>
          </table:table-cell>
          <table:table-cell table:number-columns-repeated="2"/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office:value-type="string">
            <text:p>taboo search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1278">
            <text:p>1278</text:p>
          </table:table-cell>
          <table:table-cell office:value-type="float" office:value="1279">
            <text:p>1279</text:p>
          </table:table-cell>
          <table:table-cell office:value-type="float" office:value="1278">
            <text:p>1278</text:p>
          </table:table-cell>
          <table:table-cell table:number-columns-repeated="3"/>
          <table:table-cell table:formula="of:=[.E2]/[.D2]" office:value-type="float" office:value="1">
            <text:p>1</text:p>
          </table:table-cell>
          <table:table-cell table:formula="of:=[.F2]/[.D2]" office:value-type="float" office:value="1.00588668138337">
            <text:p>1,00588668138337</text:p>
          </table:table-cell>
          <table:table-cell table:formula="of:=[.G2]/[.D2]" office:value-type="float" office:value="1.00073583517292">
            <text:p>1,00073583517292</text:p>
          </table:table-cell>
          <table:table-cell table:number-columns-repeated="2"/>
          <table:table-cell table:formula="of:=[.K3]-1" office:value-type="float" office:value="0">
            <text:p>0</text:p>
          </table:table-cell>
          <table:table-cell table:formula="of:=[.L3]-1" office:value-type="float" office:value="0.00588668138337023">
            <text:p>0,00588668138337023</text:p>
          </table:table-cell>
          <table:table-cell table:formula="of:=[.M3]-1" office:value-type="float" office:value="0.000735835172921195">
            <text:p>0,000735835172921195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82">
            <text:p>1582</text:p>
          </table:table-cell>
          <table:table-cell office:value-type="float" office:value="1670">
            <text:p>1670</text:p>
          </table:table-cell>
          <table:table-cell office:value-type="float" office:value="1586">
            <text:p>1586</text:p>
          </table:table-cell>
          <table:table-cell table:number-columns-repeated="3"/>
          <table:table-cell table:formula="of:=[.E3]/[.D3]" office:value-type="float" office:value="1">
            <text:p>1</text:p>
          </table:table-cell>
          <table:table-cell table:formula="of:=[.F3]/[.D3]" office:value-type="float" office:value="1.00078247261346">
            <text:p>1,00078247261346</text:p>
          </table:table-cell>
          <table:table-cell table:formula="of:=[.G3]/[.D3]" office:value-type="float" office:value="1">
            <text:p>1</text:p>
          </table:table-cell>
          <table:table-cell table:number-columns-repeated="2"/>
          <table:table-cell table:formula="of:=[.K4]-1" office:value-type="float" office:value="0">
            <text:p>0</text:p>
          </table:table-cell>
          <table:table-cell table:formula="of:=[.L4]-1" office:value-type="float" office:value="0.000782472613458429">
            <text:p>0,000782472613458429</text:p>
          </table:table-cell>
          <table:table-cell table:formula="of:=[.M4]-1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659">
            <text:p>1659</text:p>
          </table:table-cell>
          <table:table-cell office:value-type="float" office:value="1756">
            <text:p>1756</text:p>
          </table:table-cell>
          <table:table-cell office:value-type="float" office:value="1674">
            <text:p>1674</text:p>
          </table:table-cell>
          <table:table-cell table:number-columns-repeated="3"/>
          <table:table-cell table:formula="of:=[.E4]/[.D4]" office:value-type="float" office:value="1">
            <text:p>1</text:p>
          </table:table-cell>
          <table:table-cell table:formula="of:=[.F4]/[.D4]" office:value-type="float" office:value="1.05562579013906">
            <text:p>1,05562579013906</text:p>
          </table:table-cell>
          <table:table-cell table:formula="of:=[.G4]/[.D4]" office:value-type="float" office:value="1.00252844500632">
            <text:p>1,00252844500632</text:p>
          </table:table-cell>
          <table:table-cell table:number-columns-repeated="2"/>
          <table:table-cell table:formula="of:=[.K5]-1" office:value-type="float" office:value="0">
            <text:p>0</text:p>
          </table:table-cell>
          <table:table-cell table:formula="of:=[.L5]-1" office:value-type="float" office:value="0.0556257901390644">
            <text:p>0,0556257901390644</text:p>
          </table:table-cell>
          <table:table-cell table:formula="of:=[.M5]-1" office:value-type="float" office:value="0.00252844500632121">
            <text:p>0,00252844500632121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2297">
            <text:p>2297</text:p>
          </table:table-cell>
          <table:table-cell office:value-type="float" office:value="2298">
            <text:p>2298</text:p>
          </table:table-cell>
          <table:table-cell office:value-type="float" office:value="2405">
            <text:p>2405</text:p>
          </table:table-cell>
          <table:table-cell office:value-type="float" office:value="2306">
            <text:p>2306</text:p>
          </table:table-cell>
          <table:table-cell/>
          <table:table-cell table:style-name="ce2"/>
          <table:table-cell/>
          <table:table-cell table:formula="of:=[.E5]/[.D5]" office:value-type="float" office:value="1">
            <text:p>1</text:p>
          </table:table-cell>
          <table:table-cell table:formula="of:=[.F5]/[.D5]" office:value-type="float" office:value="1.05846895720313">
            <text:p>1,05846895720313</text:p>
          </table:table-cell>
          <table:table-cell table:formula="of:=[.G5]/[.D5]" office:value-type="float" office:value="1.00904159132007">
            <text:p>1,00904159132007</text:p>
          </table:table-cell>
          <table:table-cell table:number-columns-repeated="2"/>
          <table:table-cell table:formula="of:=[.K6]-1" office:value-type="float" office:value="0">
            <text:p>0</text:p>
          </table:table-cell>
          <table:table-cell table:formula="of:=[.L6]-1" office:value-type="float" office:value="0.0584689572031345">
            <text:p>0,0584689572031345</text:p>
          </table:table-cell>
          <table:table-cell table:formula="of:=[.M6]-1" office:value-type="float" office:value="0.00904159132007232">
            <text:p>0,00904159132007232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2724">
            <text:p>2724</text:p>
          </table:table-cell>
          <table:table-cell office:value-type="float" office:value="2770">
            <text:p>2770</text:p>
          </table:table-cell>
          <table:table-cell office:value-type="float" office:value="2724">
            <text:p>2724</text:p>
          </table:table-cell>
          <table:table-cell table:number-columns-repeated="3"/>
          <table:table-cell table:formula="of:=[.E6]/[.D6]" office:value-type="float" office:value="1.00043535045712">
            <text:p>1,00043535045712</text:p>
          </table:table-cell>
          <table:table-cell table:formula="of:=[.F6]/[.D6]" office:value-type="float" office:value="1.04701784936874">
            <text:p>1,04701784936874</text:p>
          </table:table-cell>
          <table:table-cell table:formula="of:=[.G6]/[.D6]" office:value-type="float" office:value="1.00391815411406">
            <text:p>1,00391815411406</text:p>
          </table:table-cell>
          <table:table-cell table:number-columns-repeated="2"/>
          <table:table-cell table:formula="of:=[.K7]-1" office:value-type="float" office:value="0.000435350457117956">
            <text:p>0,000435350457117956</text:p>
          </table:table-cell>
          <table:table-cell table:formula="of:=[.L7]-1" office:value-type="float" office:value="0.0470178493687419">
            <text:p>0,0470178493687419</text:p>
          </table:table-cell>
          <table:table-cell table:formula="of:=[.M7]-1" office:value-type="float" office:value="0.00391815411406182">
            <text:p>0,00391815411406182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3025">
            <text:p>3025</text:p>
          </table:table-cell>
          <table:table-cell office:value-type="float" office:value="3359">
            <text:p>3359</text:p>
          </table:table-cell>
          <table:table-cell office:value-type="float" office:value="3063">
            <text:p>3063</text:p>
          </table:table-cell>
          <table:table-cell table:number-columns-repeated="3"/>
          <table:table-cell table:formula="of:=[.E7]/[.D7]" office:value-type="float" office:value="1">
            <text:p>1</text:p>
          </table:table-cell>
          <table:table-cell table:formula="of:=[.F7]/[.D7]" office:value-type="float" office:value="1.01688693098385">
            <text:p>1,01688693098385</text:p>
          </table:table-cell>
          <table:table-cell table:formula="of:=[.G7]/[.D7]" office:value-type="float" office:value="1">
            <text:p>1</text:p>
          </table:table-cell>
          <table:table-cell table:number-columns-repeated="2"/>
          <table:table-cell table:formula="of:=[.K8]-1" office:value-type="float" office:value="0">
            <text:p>0</text:p>
          </table:table-cell>
          <table:table-cell table:formula="of:=[.L8]-1" office:value-type="float" office:value="0.0168869309838473">
            <text:p>0,0168869309838473</text:p>
          </table:table-cell>
          <table:table-cell table:formula="of:=[.M8]-1" office:value-type="float" office:value="0">
            <text:p>0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75">
            <text:p>3875</text:p>
          </table:table-cell>
          <table:table-cell office:value-type="float" office:value="3896">
            <text:p>3896</text:p>
          </table:table-cell>
          <table:table-cell office:value-type="float" office:value="4376">
            <text:p>4376</text:p>
          </table:table-cell>
          <table:table-cell office:value-type="float" office:value="3963">
            <text:p>3963</text:p>
          </table:table-cell>
          <table:table-cell table:number-columns-repeated="3"/>
          <table:table-cell table:formula="of:=[.E8]/[.D8]" office:value-type="float" office:value="1">
            <text:p>1</text:p>
          </table:table-cell>
          <table:table-cell table:formula="of:=[.F8]/[.D8]" office:value-type="float" office:value="1.1104132231405">
            <text:p>1,1104132231405</text:p>
          </table:table-cell>
          <table:table-cell table:formula="of:=[.G8]/[.D8]" office:value-type="float" office:value="1.01256198347107">
            <text:p>1,01256198347107</text:p>
          </table:table-cell>
          <table:table-cell table:number-columns-repeated="2"/>
          <table:table-cell table:formula="of:=[.K9]-1" office:value-type="float" office:value="0">
            <text:p>0</text:p>
          </table:table-cell>
          <table:table-cell table:formula="of:=[.L9]-1" office:value-type="float" office:value="0.110413223140496">
            <text:p>0,110413223140496</text:p>
          </table:table-cell>
          <table:table-cell table:formula="of:=[.M9]-1" office:value-type="float" office:value="0.0125619834710744">
            <text:p>0,0125619834710744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493">
            <text:p>5493</text:p>
          </table:table-cell>
          <table:table-cell office:value-type="float" office:value="5546">
            <text:p>5546</text:p>
          </table:table-cell>
          <table:table-cell office:value-type="float" office:value="5493">
            <text:p>5493</text:p>
          </table:table-cell>
          <table:table-cell table:number-columns-repeated="3"/>
          <table:table-cell table:formula="of:=[.E9]/[.D9]" office:value-type="float" office:value="1.00541935483871">
            <text:p>1,00541935483871</text:p>
          </table:table-cell>
          <table:table-cell table:formula="of:=[.F9]/[.D9]" office:value-type="float" office:value="1.12929032258065">
            <text:p>1,12929032258065</text:p>
          </table:table-cell>
          <table:table-cell table:formula="of:=[.G9]/[.D9]" office:value-type="float" office:value="1.02270967741936">
            <text:p>1,02270967741936</text:p>
          </table:table-cell>
          <table:table-cell table:number-columns-repeated="2"/>
          <table:table-cell table:formula="of:=[.K10]-1" office:value-type="float" office:value="0.00541935483870959">
            <text:p>0,00541935483870959</text:p>
          </table:table-cell>
          <table:table-cell table:formula="of:=[.L10]-1" office:value-type="float" office:value="0.129290322580645">
            <text:p>0,129290322580645</text:p>
          </table:table-cell>
          <table:table-cell table:formula="of:=[.M10]-1" office:value-type="float" office:value="0.0227096774193549">
            <text:p>0,0227096774193549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770">
            <text:p>5770</text:p>
          </table:table-cell>
          <table:table-cell office:value-type="float" office:value="5785">
            <text:p>5785</text:p>
          </table:table-cell>
          <table:table-cell office:value-type="float" office:value="6297">
            <text:p>6297</text:p>
          </table:table-cell>
          <table:table-cell office:value-type="float" office:value="5805">
            <text:p>5805</text:p>
          </table:table-cell>
          <table:table-cell table:number-columns-repeated="3"/>
          <table:table-cell table:formula="of:=[.E10]/[.D10]" office:value-type="float" office:value="1">
            <text:p>1</text:p>
          </table:table-cell>
          <table:table-cell table:formula="of:=[.F10]/[.D10]" office:value-type="float" office:value="1.00964864372838">
            <text:p>1,00964864372838</text:p>
          </table:table-cell>
          <table:table-cell table:formula="of:=[.G10]/[.D10]" office:value-type="float" office:value="1">
            <text:p>1</text:p>
          </table:table-cell>
          <table:table-cell table:number-columns-repeated="2"/>
          <table:table-cell table:formula="of:=[.K11]-1" office:value-type="float" office:value="0">
            <text:p>0</text:p>
          </table:table-cell>
          <table:table-cell table:formula="of:=[.L11]-1" office:value-type="float" office:value="0.00964864372838159">
            <text:p>0,00964864372838159</text:p>
          </table:table-cell>
          <table:table-cell table:formula="of:=[.M11]-1" office:value-type="float" office:value="0">
            <text:p>0</text:p>
          </table:table-cell>
          <table:table-cell table:number-columns-repeated="4"/>
          <table:table-cell table:style-name="ce2" table:number-columns-repeated="7"/>
          <table:table-cell table:number-columns-repeated="99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86">
            <text:p>6286</text:p>
          </table:table-cell>
          <table:table-cell office:value-type="float" office:value="6316">
            <text:p>6316</text:p>
          </table:table-cell>
          <table:table-cell office:value-type="float" office:value="7178">
            <text:p>7178</text:p>
          </table:table-cell>
          <table:table-cell office:value-type="float" office:value="6431">
            <text:p>6431</text:p>
          </table:table-cell>
          <table:table-cell table:number-columns-repeated="3"/>
          <table:table-cell table:formula="of:=[.E11]/[.D11]" office:value-type="float" office:value="1.00259965337955">
            <text:p>1,00259965337955</text:p>
          </table:table-cell>
          <table:table-cell table:formula="of:=[.F11]/[.D11]" office:value-type="float" office:value="1.09133448873484">
            <text:p>1,09133448873484</text:p>
          </table:table-cell>
          <table:table-cell table:formula="of:=[.G11]/[.D11]" office:value-type="float" office:value="1.00606585788562">
            <text:p>1,00606585788562</text:p>
          </table:table-cell>
          <table:table-cell table:number-columns-repeated="2"/>
          <table:table-cell table:formula="of:=[.K12]-1" office:value-type="float" office:value="0.00259965337954937">
            <text:p>0,00259965337954937</text:p>
          </table:table-cell>
          <table:table-cell table:formula="of:=[.L12]-1" office:value-type="float" office:value="0.0913344887348353">
            <text:p>0,0913344887348353</text:p>
          </table:table-cell>
          <table:table-cell table:formula="of:=[.M12]-1" office:value-type="float" office:value="0.0060658578856152">
            <text:p>0,0060658578856152</text:p>
          </table:table-cell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294">
            <text:p>11294</text:p>
          </table:table-cell>
          <table:table-cell table:style-name="ce2" office:value-type="float" office:value="11357">
            <text:p>11357</text:p>
          </table:table-cell>
          <table:table-cell office:value-type="float" office:value="12746">
            <text:p>12746</text:p>
          </table:table-cell>
          <table:table-cell office:value-type="float" office:value="11486">
            <text:p>11486</text:p>
          </table:table-cell>
          <table:table-cell table:number-columns-repeated="3"/>
          <table:table-cell table:formula="of:=[.E12]/[.D12]" office:value-type="float" office:value="1.00477251034044">
            <text:p>1,00477251034044</text:p>
          </table:table-cell>
          <table:table-cell table:formula="of:=[.F12]/[.D12]" office:value-type="float" office:value="1.14190264078906">
            <text:p>1,14190264078906</text:p>
          </table:table-cell>
          <table:table-cell table:formula="of:=[.G12]/[.D12]" office:value-type="float" office:value="1.02306713331212">
            <text:p>1,02306713331212</text:p>
          </table:table-cell>
          <table:table-cell table:number-columns-repeated="2"/>
          <table:table-cell table:formula="of:=[.K13]-1" office:value-type="float" office:value="0.00477251034043902">
            <text:p>0,00477251034043902</text:p>
          </table:table-cell>
          <table:table-cell table:formula="of:=[.L13]-1" office:value-type="float" office:value="0.141902640789055">
            <text:p>0,141902640789055</text:p>
          </table:table-cell>
          <table:table-cell table:formula="of:=[.M13]-1" office:value-type="float" office:value="0.0230671333121222">
            <text:p>0,0230671333121222</text:p>
          </table:table-cell>
          <table:table-cell table:number-columns-repeated="1006"/>
        </table:table-row>
        <table:table-row table:style-name="ro2">
          <table:table-cell table:number-columns-repeated="10"/>
          <table:table-cell table:formula="of:=[.E13]/[.D13]" office:value-type="float" office:value="1.00557818310607">
            <text:p>1,00557818310607</text:p>
          </table:table-cell>
          <table:table-cell table:formula="of:=[.F13]/[.D13]" office:value-type="float" office:value="1.12856383920666">
            <text:p>1,12856383920666</text:p>
          </table:table-cell>
          <table:table-cell table:formula="of:=[.G13]/[.D13]" office:value-type="float" office:value="1.01700017708518">
            <text:p>1,01700017708518</text:p>
          </table:table-cell>
          <table:table-cell table:number-columns-repeated="2"/>
          <table:table-cell table:formula="of:=[.K14]-1" office:value-type="float" office:value="0.00557818310607394">
            <text:p>0,00557818310607394</text:p>
          </table:table-cell>
          <table:table-cell table:formula="of:=[.L14]-1" office:value-type="float" office:value="0.128563839206658">
            <text:p>0,128563839206658</text:p>
          </table:table-cell>
          <table:table-cell table:formula="of:=[.M14]-1" office:value-type="float" office:value="0.017000177085178">
            <text:p>0,017000177085178</text:p>
          </table:table-cell>
          <table:table-cell table:number-columns-repeated="1006"/>
        </table:table-row>
        <table:table-row table:style-name="ro2">
          <table:table-cell table:number-columns-repeated="25"/>
          <table:table-cell>
            <draw:frame table:end-cell-address="Arkusz1.AF24" table:end-x="0.259cm" table:end-y="1.621cm" draw:z-index="0" draw:style-name="gr1" svg:width="12.915cm" svg:height="12.332cm" svg:x="0.081cm" svg:y="0.425cm">
              <draw:object draw:notify-on-update-of-ranges="Arkusz1.D1:Arkusz1.D1 Arkusz1.D2:Arkusz1.D10 Arkusz1.E1:Arkusz1.E1 Arkusz1.E2:Arkusz1.E10 Arkusz1.F1:Arkusz1.F1 Arkusz1.F2:Arkusz1.F10 Arkusz1.G1:Arkusz1.G1 Arkusz1.G2:Arkusz1.G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98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.12.2012</text:date>, <text:time>11:11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kin Skywalker</meta:initial-creator>
    <meta:creation-date>2012-12-11T22:42:57</meta:creation-date>
    <dc:date>2012-12-12T11:11:00</dc:date>
    <dc:creator>Anakin Skywalker</dc:creator>
    <meta:editing-duration>PT09H31M25S</meta:editing-duration>
    <meta:editing-cycles>4</meta:editing-cycles>
    <meta:generator>OpenOffice.org/3.2$Unix OpenOffice.org_project/320m12$Build-9483</meta:generator>
    <meta:document-statistic meta:table-count="3" meta:cell-count="1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16cm" svg:height="12.333cm" xlink:href=".." chart:class="chart:bar" chart:style-name="ch1">
        <chart:legend chart:legend-position="end" svg:x="0.127cm" svg:y="-0.098cm" chart:style-name="ch2"/>
        <chart:plot-area chart:style-name="ch3" table:cell-range-address="Arkusz1.D1:Arkusz1.G10" chart:data-source-has-labels="row" svg:x="0.131cm" svg:y="0.179cm" svg:width="12.783cm" svg:height="12.14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2:Arkusz1.D10" chart:label-cell-address="Arkusz1.D1:Arkusz1.D1" chart:class="chart:bar">
            <chart:data-point chart:repeated="9"/>
          </chart:series>
          <chart:series chart:style-name="ch8" chart:values-cell-range-address="Arkusz1.E2:Arkusz1.E10" chart:label-cell-address="Arkusz1.E1:Arkusz1.E1" chart:class="chart:bar">
            <chart:data-point chart:repeated="9"/>
          </chart:series>
          <chart:series chart:style-name="ch9" chart:values-cell-range-address="Arkusz1.F2:Arkusz1.F10" chart:label-cell-address="Arkusz1.F1:Arkusz1.F1" chart:class="chart:bar">
            <chart:data-point chart:repeated="9"/>
          </chart:series>
          <chart:series chart:style-name="ch10" chart:values-cell-range-address="Arkusz1.G2:Arkusz1.G10" chart:label-cell-address="Arkusz1.G1:Arkusz1.G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D1:Arkusz1.D1">optymalne rozwiązanie</text:p>
              </table:table-cell>
              <table:table-cell office:value-type="string">
                <text:p text:id="Arkusz1.E1:Arkusz1.E1">algorytm ewolucyjny</text:p>
              </table:table-cell>
              <table:table-cell office:value-type="string">
                <text:p text:id="Arkusz1.F1:Arkusz1.F1">algorytm losowy</text:p>
              </table:table-cell>
              <table:table-cell office:value-type="string">
                <text:p text:id="Arkusz1.G1:Arkusz1.G1">taboo 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9">
                <text:p text:id="Arkusz1.D2:Arkusz1.D10">1359</text:p>
              </table:table-cell>
              <table:table-cell office:value-type="float" office:value="1359">
                <text:p text:id="Arkusz1.E2:Arkusz1.E10">1359</text:p>
              </table:table-cell>
              <table:table-cell office:value-type="float" office:value="1367">
                <text:p text:id="Arkusz1.F2:Arkusz1.F10">1367</text:p>
              </table:table-cell>
              <table:table-cell office:value-type="float" office:value="1360">
                <text:p text:id="Arkusz1.G2:Arkusz1.G10">13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8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2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1670">
                <text:p>167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9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1756">
                <text:p>1756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7">
                <text:p>2297</text:p>
              </table:table-cell>
              <table:table-cell office:value-type="float" office:value="2298">
                <text:p>2298</text:p>
              </table:table-cell>
              <table:table-cell office:value-type="float" office:value="2405">
                <text:p>2405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70">
                <text:p>277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5">
                <text:p>3025</text:p>
              </table:table-cell>
              <table:table-cell office:value-type="float" office:value="3025">
                <text:p>3025</text:p>
              </table:table-cell>
              <table:table-cell office:value-type="float" office:value="3359">
                <text:p>3359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5">
                <text:p>3875</text:p>
              </table:table-cell>
              <table:table-cell office:value-type="float" office:value="3896">
                <text:p>3896</text:p>
              </table:table-cell>
              <table:table-cell office:value-type="float" office:value="4376">
                <text:p>4376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93">
                <text:p>5493</text:p>
              </table:table-cell>
              <table:table-cell office:value-type="float" office:value="5493">
                <text:p>5493</text:p>
              </table:table-cell>
              <table:table-cell office:value-type="float" office:value="5546">
                <text:p>5546</text:p>
              </table:table-cell>
              <table:table-cell office:value-type="float" office:value="5493">
                <text:p>5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5cm" svg:height="17.238cm" xlink:href=".." chart:class="chart:bar" chart:style-name="ch1">
        <chart:legend chart:legend-position="end" svg:x="19.482cm" svg:y="7.962cm" chart:style-name="ch2"/>
        <chart:plot-area chart:style-name="ch3" table:cell-range-address="Arkusz1.P2:Arkusz1.R14" chart:data-source-has-labels="row" svg:x="0.464cm" svg:y="0.344cm" svg:width="18.555cm" svg:height="16.20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P3:Arkusz1.P14" chart:label-cell-address="Arkusz1.P2:Arkusz1.P2" chart:class="chart:bar">
            <chart:data-point chart:repeated="12"/>
          </chart:series>
          <chart:series chart:style-name="ch8" chart:values-cell-range-address="Arkusz1.Q3:Arkusz1.Q14" chart:label-cell-address="Arkusz1.Q2:Arkusz1.Q2" chart:class="chart:bar">
            <chart:data-point chart:repeated="12"/>
          </chart:series>
          <chart:series chart:style-name="ch9" chart:values-cell-range-address="Arkusz1.R3:Arkusz1.R14" chart:label-cell-address="Arkusz1.R2:Arkusz1.R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P2:Arkusz1.P2">algorytm ewolucyjny</text:p>
              </table:table-cell>
              <table:table-cell office:value-type="string">
                <text:p text:id="Arkusz1.Q2:Arkusz1.Q2">algorytm losowy</text:p>
              </table:table-cell>
              <table:table-cell office:value-type="string">
                <text:p text:id="Arkusz1.R2:Arkusz1.R2">taboo 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Arkusz1.P3:Arkusz1.P14">0</text:p>
              </table:table-cell>
              <table:table-cell office:value-type="float" office:value="0.00588668138337023">
                <text:p text:id="Arkusz1.Q3:Arkusz1.Q14">0.00588668138337023</text:p>
              </table:table-cell>
              <table:table-cell office:value-type="float" office:value="0.000735835172921195">
                <text:p text:id="Arkusz1.R3:Arkusz1.R14">0.0007358351729211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782472613458429">
                <text:p>0.00078247261345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56257901390644">
                <text:p>0.0556257901390644</text:p>
              </table:table-cell>
              <table:table-cell office:value-type="float" office:value="0.00252844500632121">
                <text:p>0.00252844500632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84689572031345">
                <text:p>0.0584689572031345</text:p>
              </table:table-cell>
              <table:table-cell office:value-type="float" office:value="0.00904159132007232">
                <text:p>0.00904159132007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35350457117956">
                <text:p>0.000435350457117956</text:p>
              </table:table-cell>
              <table:table-cell office:value-type="float" office:value="0.0470178493687419">
                <text:p>0.0470178493687419</text:p>
              </table:table-cell>
              <table:table-cell office:value-type="float" office:value="0.00391815411406182">
                <text:p>0.00391815411406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68869309838473">
                <text:p>0.0168869309838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10413223140496">
                <text:p>0.110413223140496</text:p>
              </table:table-cell>
              <table:table-cell office:value-type="float" office:value="0.0125619834710744">
                <text:p>0.0125619834710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41935483870959">
                <text:p>0.00541935483870959</text:p>
              </table:table-cell>
              <table:table-cell office:value-type="float" office:value="0.129290322580645">
                <text:p>0.129290322580645</text:p>
              </table:table-cell>
              <table:table-cell office:value-type="float" office:value="0.0227096774193549">
                <text:p>0.0227096774193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964864372838159">
                <text:p>0.00964864372838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9965337954937">
                <text:p>0.00259965337954937</text:p>
              </table:table-cell>
              <table:table-cell office:value-type="float" office:value="0.0913344887348353">
                <text:p>0.0913344887348353</text:p>
              </table:table-cell>
              <table:table-cell office:value-type="float" office:value="0.0060658578856152">
                <text:p>0.0060658578856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77251034043902">
                <text:p>0.00477251034043902</text:p>
              </table:table-cell>
              <table:table-cell office:value-type="float" office:value="0.141902640789055">
                <text:p>0.141902640789055</text:p>
              </table:table-cell>
              <table:table-cell office:value-type="float" office:value="0.0230671333121222">
                <text:p>0.0230671333121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57818310607394">
                <text:p>0.00557818310607394</text:p>
              </table:table-cell>
              <table:table-cell office:value-type="float" office:value="0.128563839206658">
                <text:p>0.128563839206658</text:p>
              </table:table-cell>
              <table:table-cell office:value-type="float" office:value="0.017000177085178">
                <text:p>0.017000177085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